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style:border-line-width-bottom="0.053cm 0.053cm 0.053cm" fo:padding-left="0cm" fo:padding-right="0cm" fo:padding-top="0cm" fo:padding-bottom="0.035cm" fo:border-left="none" fo:border-right="none" fo:border-top="none" fo:border-bottom="4.51pt double #622423" style:shadow="none"/>
    </style:style>
    <style:style style:name="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d3e31"/>
    </style:style>
    <style:style style:name="P5" style:family="paragraph" style:parent-style-name="Standard">
      <style:text-properties fo:color="#000000" loext:opacity="100%" style:font-name="NimbusSanL-Bold" fo:font-weight="bold" style:font-weight-asian="bold" style:font-name-complex="NimbusSanL-Bold" style:font-weight-complex="bold"/>
    </style:style>
    <style:style style:name="P6" style:family="paragraph" style:parent-style-name="Sans_20_interligne">
      <style:text-properties fo:color="#000000" loext:opacity="100%" style:font-name="NimbusSanL-Regu" style:font-name-complex="NimbusSanL-Regu"/>
    </style:style>
    <style:style style:name="P7" style:family="paragraph" style:parent-style-name="Normal_20__28_Web_29_">
      <style:paragraph-properties fo:margin-left="1.249cm" fo:margin-right="0cm" fo:margin-top="0cm" fo:margin-bottom="0cm" style:contextual-spacing="false" fo:text-indent="0cm" style:auto-text-indent="false">
        <style:tab-stops/>
      </style:paragraph-properties>
    </style:style>
    <style:style style:name="P8" style:family="paragraph" style:parent-style-name="Sans_20_interligne">
      <style:paragraph-properties fo:margin-left="1.249cm" fo:margin-right="0cm" fo:text-indent="0cm" style:auto-text-indent="false">
        <style:tab-stops/>
      </style:paragraph-properties>
    </style:style>
    <style:style style:name="P9" style:family="paragraph" style:parent-style-name="Normal_20__28_Web_29_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Sans_20_interligne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ans_20_interligne">
      <style:paragraph-properties fo:margin-left="1.249cm" fo:margin-right="0cm" fo:text-indent="1.249cm" style:auto-text-indent="false">
        <style:tab-stops/>
      </style:paragraph-properties>
    </style:style>
    <style:style style:name="P12" style:family="paragraph" style:parent-style-name="Sans_20_interligne">
      <style:paragraph-properties fo:margin-left="3.741cm" fo:margin-right="0cm" fo:text-indent="-1.244cm" style:auto-text-indent="false">
        <style:tab-stops/>
      </style:paragraph-properties>
    </style:style>
    <style:style style:name="P13" style:family="paragraph" style:parent-style-name="Sans_20_interligne">
      <style:paragraph-properties fo:margin-left="0.635cm" fo:margin-right="0cm" fo:text-indent="1.249cm" style:auto-text-indent="false">
        <style:tab-stops/>
      </style:paragraph-properties>
    </style:style>
    <style:style style:name="P14" style:family="paragraph" style:parent-style-name="Sans_20_interligne">
      <style:paragraph-properties fo:margin-left="2.498cm" fo:margin-right="0cm" fo:text-indent="0cm" style:auto-text-indent="false">
        <style:tab-stops/>
      </style:paragraph-properties>
    </style:style>
    <style:style style:name="P15" style:family="paragraph" style:parent-style-name="Sans_20_interligne">
      <style:paragraph-properties fo:margin-left="1.249cm" fo:margin-right="0cm" fo:text-indent="0cm" style:auto-text-indent="false">
        <style:tab-stops/>
      </style:paragraph-properties>
      <style:text-properties style:font-name="Arial" style:font-name-complex="Arial"/>
    </style:style>
    <style:style style:name="P16" style:family="paragraph" style:parent-style-name="Sans_20_interligne">
      <style:text-properties style:font-name="Arial" style:font-name-complex="Arial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style:font-name="Arial" style:font-name-complex="Arial"/>
    </style:style>
    <style:style style:name="P18" style:family="paragraph" style:parent-style-name="Sans_20_interligne">
      <style:text-properties style:font-name="Arial" fo:font-weight="bold" officeooo:paragraph-rsid="000d3e31" style:font-weight-asian="bold" style:font-name-complex="Arial" style:font-weight-complex="bold"/>
    </style:style>
    <style:style style:name="P19" style:family="paragraph" style:parent-style-name="Normal_20__28_Web_29_">
      <style:paragraph-properties fo:margin-top="0cm" fo:margin-bottom="0cm" style:contextual-spacing="false"/>
    </style:style>
    <style:style style:name="P20" style:family="paragraph" style:parent-style-name="Sans_20_interligne">
      <style:paragraph-properties fo:margin-left="1.27cm" fo:margin-right="0cm" fo:text-align="center" style:justify-single-word="false" fo:text-indent="0cm" style:auto-text-indent="false">
        <style:tab-stops/>
      </style:paragraph-properties>
    </style:style>
    <style:style style:name="P21" style:family="paragraph" style:parent-style-name="Sans_20_interligne">
      <style:paragraph-properties fo:margin-left="1.27cm" fo:margin-right="0cm" fo:text-align="center" style:justify-single-word="false" fo:text-indent="0cm" style:auto-text-indent="false">
        <style:tab-stops/>
      </style:paragraph-properties>
      <style:text-properties officeooo:paragraph-rsid="000d3e31"/>
    </style:style>
    <style:style style:name="P22" style:family="paragraph" style:parent-style-name="Sans_20_interligne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0d3e31"/>
    </style:style>
    <style:style style:name="P23" style:family="paragraph" style:parent-style-name="Sans_20_interligne">
      <style:text-properties officeooo:paragraph-rsid="000d3e31"/>
    </style:style>
    <style:style style:name="P24" style:family="paragraph" style:parent-style-name="Sans_20_interligne">
      <style:paragraph-properties fo:break-before="page"/>
      <style:text-properties officeooo:paragraph-rsid="000d3e31"/>
    </style:style>
    <style:style style:name="P25" style:family="paragraph" style:parent-style-name="Sans_20_interligne">
      <style:paragraph-properties fo:margin-left="0cm" fo:margin-right="0cm" fo:text-indent="1.249cm" style:auto-text-indent="false"/>
    </style:style>
    <style:style style:name="P26" style:family="paragraph" style:parent-style-name="Sans_20_interlign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ec79b"/>
    </style:style>
    <style:style style:name="P27" style:family="paragraph" style:parent-style-name="Heading_20_6">
      <style:paragraph-properties fo:text-align="justify" style:justify-single-word="false"/>
      <style:text-properties officeooo:paragraph-rsid="000b9ffe"/>
    </style:style>
    <style:style style:name="P28" style:family="paragraph" style:parent-style-name="Heading_20_6">
      <style:paragraph-properties fo:text-align="justify" style:justify-single-word="false"/>
    </style:style>
    <style:style style:name="P29" style:family="paragraph" style:parent-style-name="Heading_20_6">
      <style:paragraph-properties fo:text-align="justify" style:justify-single-word="false"/>
      <style:text-properties style:font-name="Arial" style:font-name-complex="Arial"/>
    </style:style>
    <style:style style:name="P30" style:family="paragraph" style:parent-style-name="Heading_20_6">
      <style:paragraph-properties fo:text-align="justify" style:justify-single-word="false"/>
      <style:text-properties style:font-name="Arial" officeooo:paragraph-rsid="000d3e31" style:font-name-complex="Arial"/>
    </style:style>
    <style:style style:name="P31" style:family="paragraph" style:parent-style-name="Normal_20__28_Web_29_" style:list-style-name="WWNum1"/>
    <style:style style:name="P32" style:family="paragraph" style:parent-style-name="Normal_20__28_Web_29_" style:list-style-name="WWNum5">
      <style:paragraph-properties fo:margin-left="0cm" fo:margin-right="0.09cm" fo:margin-top="0cm" fo:margin-bottom="0cm" style:contextual-spacing="false" fo:text-indent="0cm" style:auto-text-indent="false"/>
    </style:style>
    <style:style style:name="P33" style:family="paragraph" style:parent-style-name="Sans_20_interligne" style:list-style-name="WWNum2"/>
    <style:style style:name="P34" style:family="paragraph" style:parent-style-name="Sans_20_interligne" style:list-style-name="WWNum2">
      <style:text-properties officeooo:paragraph-rsid="000b9ffe"/>
    </style:style>
    <style:style style:name="P35" style:family="paragraph" style:parent-style-name="Sans_20_interligne" style:list-style-name="WWNum3"/>
    <style:style style:name="P36" style:family="paragraph" style:parent-style-name="Sans_20_interligne" style:list-style-name="WWNum3">
      <style:text-properties officeooo:paragraph-rsid="000d3e31"/>
    </style:style>
    <style:style style:name="P37" style:family="paragraph" style:parent-style-name="Sans_20_interligne" style:list-style-name="WWNum3">
      <style:text-properties officeooo:paragraph-rsid="000e06f9"/>
    </style:style>
    <style:style style:name="P38" style:family="paragraph" style:parent-style-name="Sans_20_interligne" style:list-style-name="WWNum4"/>
    <style:style style:name="P39" style:family="paragraph" style:parent-style-name="Sans_20_interligne" style:list-style-name="WWNum4">
      <style:text-properties officeooo:paragraph-rsid="000ec79b"/>
    </style:style>
    <style:style style:name="P40" style:family="paragraph" style:parent-style-name="Sans_20_interligne" style:list-style-name="WWNum5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/>
      <style:text-properties fo:hyphenate="false" loext:hyphenation-no-caps="false"/>
    </style:style>
    <style:style style:name="P41" style:family="paragraph" style:parent-style-name="Sans_20_interligne" style:list-style-name="L2">
      <style:paragraph-properties>
        <style:tab-stops/>
      </style:paragraph-properties>
      <style:text-properties officeooo:paragraph-rsid="0012adf7"/>
    </style:style>
    <style:style style:name="P42" style:family="paragraph" style:parent-style-name="Sans_20_interligne" style:list-style-name="L2">
      <style:paragraph-properties>
        <style:tab-stops/>
      </style:paragraph-properties>
    </style:style>
    <style:style style:name="P43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1pt" style:font-size-asian="11pt" style:font-name-complex="Arial"/>
    </style:style>
    <style:style style:name="P44" style:family="paragraph" style:parent-style-name="Standard" style:list-style-name="L1">
      <style:paragraph-properties fo:text-align="justify" style:justify-single-word="false"/>
      <style:text-properties officeooo:paragraph-rsid="000b9ffe"/>
    </style:style>
    <style:style style:name="P45" style:family="paragraph">
      <style:paragraph-properties fo:text-align="center"/>
    </style:style>
    <style:style style:name="T1" style:family="text">
      <style:text-properties style:font-name="Cambria"/>
    </style:style>
    <style:style style:name="T2" style:family="text">
      <style:text-properties style:font-name="Cambria" fo:font-size="11pt" fo:font-weight="bold" style:font-size-asian="11pt" style:font-weight-asian="bold" style:font-size-complex="11pt"/>
    </style:style>
    <style:style style:name="T3" style:family="text">
      <style:text-properties style:font-name="Arial" fo:font-size="8pt" fo:font-style="italic" style:font-size-asian="8pt" style:font-style-asian="italic"/>
    </style:style>
    <style:style style:name="T4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officeooo:rsid="00071cc1" style:font-name-complex="Arial"/>
    </style:style>
    <style:style style:name="T7" style:family="text">
      <style:text-properties style:font-name="Arial" officeooo:rsid="000b9ffe" style:font-name-complex="Arial"/>
    </style:style>
    <style:style style:name="T8" style:family="text">
      <style:text-properties style:font-name="Arial" officeooo:rsid="000d1791" style:font-name-complex="Arial"/>
    </style:style>
    <style:style style:name="T9" style:family="text">
      <style:text-properties style:font-name="Arial" officeooo:rsid="000d3e31" style:font-name-complex="Arial"/>
    </style:style>
    <style:style style:name="T10" style:family="text">
      <style:text-properties style:font-name="Arial" officeooo:rsid="000e06f9" style:font-name-complex="Arial"/>
    </style:style>
    <style:style style:name="T11" style:family="text">
      <style:text-properties style:font-name="Arial" officeooo:rsid="000ec79b" style:font-name-complex="Arial"/>
    </style:style>
    <style:style style:name="T12" style:family="text">
      <style:text-properties style:font-name="Arial" officeooo:rsid="0012adf7" style:font-name-complex="Arial"/>
    </style:style>
    <style:style style:name="T13" style:family="text">
      <style:text-properties style:font-name="Arial" officeooo:rsid="0015608c" style:font-name-complex="Arial"/>
    </style:style>
    <style:style style:name="T14" style:family="text">
      <style:text-properties style:font-name="Arial" fo:font-weight="bold" style:font-weight-asian="bold" style:font-name-complex="Arial" style:font-weight-complex="bold"/>
    </style:style>
    <style:style style:name="T15" style:family="text">
      <style:text-properties style:font-name="Arial" fo:font-weight="bold" officeooo:rsid="0007920a" style:font-weight-asian="bold" style:font-name-complex="Arial" style:font-weight-complex="bold"/>
    </style:style>
    <style:style style:name="T16" style:family="text">
      <style:text-properties style:font-name="Arial" fo:font-weight="bold" officeooo:rsid="000b9ffe" style:font-weight-asian="bold" style:font-name-complex="Arial" style:font-weight-complex="bold"/>
    </style:style>
    <style:style style:name="T17" style:family="text">
      <style:text-properties style:font-name="Arial" fo:font-weight="bold" officeooo:rsid="000d1791" style:font-weight-asian="bold" style:font-name-complex="Arial" style:font-weight-complex="bold"/>
    </style:style>
    <style:style style:name="T18" style:family="text">
      <style:text-properties style:font-name="Arial" fo:font-weight="bold" officeooo:rsid="000d3e31" style:font-weight-asian="bold" style:font-name-complex="Arial" style:font-weight-complex="bold"/>
    </style:style>
    <style:style style:name="T19" style:family="text">
      <style:text-properties style:font-name="Arial" fo:font-weight="bold" officeooo:rsid="000e06f9" style:font-weight-asian="bold" style:font-name-complex="Arial" style:font-weight-complex="bold"/>
    </style:style>
    <style:style style:name="T20" style:family="text">
      <style:text-properties style:font-name="Arial" fo:font-weight="bold" officeooo:rsid="000ec79b" style:font-weight-asian="bold" style:font-name-complex="Arial" style:font-weight-complex="bold"/>
    </style:style>
    <style:style style:name="T21" style:family="text">
      <style:text-properties style:font-name="Arial" fo:font-weight="bold" officeooo:rsid="00160b44" style:font-weight-asian="bold" style:font-name-complex="Arial" style:font-weight-complex="bold"/>
    </style:style>
    <style:style style:name="T22" style:family="text">
      <style:text-properties style:font-name="Arial" fo:font-size="10pt" style:font-size-asian="10pt" style:font-name-complex="Arial" style:font-size-complex="10pt"/>
    </style:style>
    <style:style style:name="T23" style:family="text">
      <style:text-properties style:font-name="Arial" fo:font-style="italic" fo:font-weight="bold" style:font-style-asian="italic" style:font-weight-asian="bold" style:font-name-complex="Arial" style:font-weight-complex="bold"/>
    </style:style>
    <style:style style:name="T24" style:family="text">
      <style:text-properties style:font-name="Arial" fo:font-style="italic" fo:font-weight="bold" officeooo:rsid="00180313" style:font-style-asian="italic" style:font-weight-asian="bold" style:font-name-complex="Arial" style:font-weight-complex="bold"/>
    </style:style>
    <style:style style:name="T2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style:font-name="Arial" fo:font-style="italic" fo:font-weight="bold" officeooo:rsid="0018e6da" style:font-style-asian="italic" style:font-weight-asian="bold" style:font-name-complex="Arial" style:font-style-complex="italic" style:font-weight-complex="bold"/>
    </style:style>
    <style:style style:name="T27" style:family="text">
      <style:text-properties style:font-name="Arial" fo:font-style="italic" officeooo:rsid="000d3e31" style:font-style-asian="italic" style:font-name-complex="Arial" style:font-style-complex="italic"/>
    </style:style>
    <style:style style:name="T28" style:family="text">
      <style:text-properties style:font-name="Arial" fo:font-style="italic" officeooo:rsid="000ec79b" style:font-style-asian="italic" style:font-name-complex="Arial" style:font-style-complex="italic"/>
    </style:style>
    <style:style style:name="T29" style:family="text">
      <style:text-properties style:font-name="Arial" fo:font-weight="normal" officeooo:rsid="000d3e31" style:font-weight-asian="normal" style:font-name-complex="Arial" style:font-weight-complex="normal"/>
    </style:style>
    <style:style style:name="T30" style:family="text">
      <style:text-properties style:font-name="Arial" fo:font-weight="normal" officeooo:rsid="000e06f9" style:font-weight-asian="normal" style:font-name-complex="Arial" style:font-weight-complex="normal"/>
    </style:style>
    <style:style style:name="T31" style:family="text">
      <style:text-properties style:font-name="Arial" fo:font-style="normal" officeooo:rsid="000d3e31" style:font-style-asian="normal" style:font-name-complex="Arial" style:font-style-complex="normal"/>
    </style:style>
    <style:style style:name="T32" style:family="text">
      <style:text-properties style:font-name="Arial" fo:font-style="normal" officeooo:rsid="000ec79b" style:font-style-asian="normal" style:font-name-complex="Arial" style:font-style-complex="normal"/>
    </style:style>
    <style:style style:name="T33" style:family="text">
      <style:text-properties fo:color="#000000" loext:opacity="100%" style:font-name="Arial" style:font-name-complex="Arial"/>
    </style:style>
    <style:style style:name="T34" style:family="text">
      <style:text-properties fo:color="#000000" loext:opacity="100%" style:font-name="Arial" officeooo:rsid="000d1791" style:font-name-complex="Arial"/>
    </style:style>
    <style:style style:name="T35" style:family="text">
      <style:text-properties fo:color="#000000" loext:opacity="100%" style:font-name="Arial" officeooo:rsid="000ec79b" style:font-name-complex="Arial"/>
    </style:style>
    <style:style style:name="T36" style:family="text">
      <style:text-properties fo:color="#00000a" loext:opacity="100%" style:font-name="Arial" fo:font-weight="bold" officeooo:rsid="000b9ffe" style:font-weight-asian="bold" style:font-name-complex="Arial" style:font-size-complex="12pt" style:font-weight-complex="bold"/>
    </style:style>
    <style:style style:name="T37" style:family="text">
      <style:text-properties fo:color="#00000a" loext:opacity="100%" style:font-name="Arial" fo:font-weight="bold" officeooo:rsid="000d3e31" style:font-weight-asian="bold" style:font-name-complex="Arial" style:font-size-complex="12pt" style:font-weight-complex="bold"/>
    </style:style>
    <style:style style:name="T38" style:family="text">
      <style:text-properties fo:color="#00000a" loext:opacity="100%" style:font-name="Arial" fo:font-weight="bold" officeooo:rsid="000e06f9" style:font-weight-asian="bold" style:font-name-complex="Arial" style:font-size-complex="12pt" style:font-weight-complex="bold"/>
    </style:style>
    <style:style style:name="T39" style:family="text">
      <style:text-properties fo:color="#00000a" loext:opacity="100%" style:font-name="Arial" officeooo:rsid="000d3e31" style:font-name-complex="Arial" style:font-size-complex="12pt"/>
    </style:style>
    <style:style style:name="T40" style:family="text">
      <style:text-properties fo:color="#00000a" loext:opacity="100%" style:font-name="Arial" officeooo:rsid="000e06f9" style:font-name-complex="Arial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0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3"><text:span text:style-name="Police_20_par_20_défaut"><text:span text:style-name="T4">Objectifs</text:span></text:span></text:p>
      <text:p text:style-name="P7"><text:span text:style-name="Police_20_par_20_défaut"><text:span text:style-name="T5">Découvrir le Système de Gestion de Fichiers Linux et ses <text:s/>commandes de base.</text:span></text:span></text:p>
      <text:p text:style-name="P19"/>
      <text:p text:style-name="P3"><text:span text:style-name="Police_20_par_20_défaut"><text:span text:style-name="T4">Indications préliminaires</text:span></text:span></text:p>
      <text:list xml:id="list1530523612" text:style-name="WWNum1">
        <text:list-item>
          <text:p text:style-name="P31"><text:span text:style-name="Police_20_par_20_défaut"><text:span text:style-name="T5">Vous disposez de deux comptes :</text:span></text:span></text:p>
          <text:list>
            <text:list-item>
              <text:p text:style-name="P31"><text:span text:style-name="Police_20_par_20_défaut"><text:span text:style-name="T5">Un compte avec privilèges </text:span></text:span><text:span text:style-name="Police_20_par_20_défaut"><text:span text:style-name="T14">root</text:span></text:span><text:span text:style-name="Police_20_par_20_défaut"><text:span text:style-name="T5"> avec son mot de passe </text:span></text:span><text:span text:style-name="Police_20_par_20_défaut"><text:span text:style-name="T14">joliverie</text:span></text:span></text:p>
            </text:list-item>
            <text:list-item>
              <text:p text:style-name="P31"><text:span text:style-name="Police_20_par_20_défaut"><text:span text:style-name="T5">Un compte ordinaire </text:span></text:span><text:span text:style-name="Police_20_par_20_défaut"><text:span text:style-name="T14">btssio</text:span></text:span><text:span text:style-name="Police_20_par_20_défaut"><text:span text:style-name="T5"> avec le mot de passe </text:span></text:span><text:span text:style-name="Police_20_par_20_défaut"><text:span text:style-name="T14">btssio</text:span></text:span><text:span text:style-name="Police_20_par_20_défaut"><text:span text:style-name="T5">.</text:span></text:span></text:p>
            </text:list-item>
          </text:list>
        </text:list-item>
        <text:list-item>
          <text:p text:style-name="P31"><text:span text:style-name="Police_20_par_20_défaut"><text:span text:style-name="T5">Pour obtenir l’aide en ligne : commande </text:span></text:span><text:span text:style-name="Police_20_par_20_défaut"><text:span text:style-name="T14">man</text:span></text:span></text:p>
        </text:list-item>
      </text:list>
      <text:p text:style-name="P9"><text:span text:style-name="Police_20_par_20_défaut"><text:span text:style-name="T5">Exemple </text:span></text:span><text:span text:style-name="Police_20_par_20_défaut"><text:span text:style-name="T14">man ls</text:span></text:span><text:span text:style-name="Police_20_par_20_défaut"><text:span text:style-name="T5"> affiche l’information disponible sur la commande « ls »</text:span></text:span></text:p>
      <text:p text:style-name="P9"><text:span text:style-name="Police_20_par_20_défaut"><text:span text:style-name="T5">(On peut sortir du texte d’aide en tapant « q » ou CTRL Z)</text:span></text:span></text:p>
      <text:list xml:id="list85804271494133" text:continue-numbering="true" text:style-name="WWNum1">
        <text:list-item>
          <text:p text:style-name="P31"><text:span text:style-name="Police_20_par_20_défaut"><text:span text:style-name="T5">Les systèmes Linux différencient majuscules et minuscules.</text:span></text:span></text:p>
        </text:list-item>
        <text:list-item>
          <text:p text:style-name="P31"><text:span text:style-name="Police_20_par_20_défaut"><text:span text:style-name="T5">On peut rappeler les commandes déjà saisies avec les flèches.</text:span></text:span></text:p>
        </text:list-item>
        <text:list-item>
          <text:p text:style-name="P31"><text:span text:style-name="Police_20_par_20_défaut"><text:span text:style-name="T5">On peut compléter automatiquement les noms de fichiers avec la touche de </text:span></text:span><text:span text:style-name="Police_20_par_20_défaut"><text:span text:style-name="T14">tabulation</text:span></text:span><text:span text:style-name="Police_20_par_20_défaut"><text:span text:style-name="T5">.</text:span></text:span></text:p>
        </text:list-item>
      </text:list>
      <text:p text:style-name="P5"/>
      <text:h text:style-name="P27" text:outline-level="6"><text:span text:style-name="Police_20_par_20_défaut"><text:span text:style-name="T7">Travail préalable  : création de votre compte</text:span></text:span></text:h>
      <text:p text:style-name="P4"><text:span text:style-name="Police_20_par_20_défaut"><text:span text:style-name="T9">Chaque utilisateur possède un compte (login/mot de passe et un espace de travail (working dir)</text:span></text:span></text:p>
      <text:list xml:id="list3814420327" text:style-name="L1">
        <text:list-item>
          <text:p text:style-name="P44"><text:span text:style-name="Police_20_par_20_défaut"><text:span text:style-name="T7">Ouvrez une session avec le compte administrateur</text:span></text:span></text:p>
        </text:list-item>
        <text:list-item>
          <text:p text:style-name="P44"><text:span text:style-name="Police_20_par_20_défaut"><text:span text:style-name="T7">Créer votre compte avec la commande : </text:span></text:span><text:span text:style-name="Police_20_par_20_défaut"><text:span text:style-name="T36">useradd pnom</text:span></text:span><text:span text:style-name="Police_20_par_20_défaut"><text:span text:style-name="T7"> où pnom = première lettre du Prénom suivie du Nom </text:span></text:span></text:p>
        </text:list-item>
        <text:list-item>
          <text:p text:style-name="P44"><text:span text:style-name="Police_20_par_20_défaut"><text:span text:style-name="T7">Donner le mot de passe avec la commande </text:span></text:span><text:span text:style-name="Police_20_par_20_défaut"><text:span text:style-name="T36">passwd pnom</text:span></text:span></text:p>
          <text:p text:style-name="P44"><text:span text:style-name="Police_20_par_20_défaut"><text:span text:style-name="T36"/></text:span></text:p>
        </text:list-item>
      </text:list>
      <text:h text:style-name="P28" text:outline-level="6"><text:span text:style-name="Police_20_par_20_défaut"><text:span text:style-name="T5">Partie </text:span></text:span><text:span text:style-name="Police_20_par_20_défaut"><text:span text:style-name="T7">1</text:span></text:span><text:span text:style-name="Police_20_par_20_défaut"><text:span text:style-name="T5"> : utilisation de la commande ls</text:span></text:span></text:h>
      <text:h text:style-name="P29" text:outline-level="6"/>
      <text:list xml:id="list1391225064" text:style-name="WWNum2">
        <text:list-item>
          <text:p text:style-name="P33"><text:span text:style-name="Police_20_par_20_défaut"><text:span text:style-name="T5">Quelles sont les informations affichées dans l’invite de commandes </text:span></text:span><text:span text:style-name="Police_20_par_20_défaut"><text:span text:style-name="T8">(le prompt)</text:span></text:span><text:span text:style-name="Police_20_par_20_défaut"><text:span text:style-name="T5"> 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4">ls </text:span></text:span><text:span text:style-name="Police_20_par_20_défaut"><text:span text:style-name="T5">. Quel est le résultat de cette commande 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4">ls / <text:s/></text:span></text:span><text:span text:style-name="Police_20_par_20_défaut"><text:span text:style-name="T5">. Quel est le résultat de cette commande 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4">ls -l / </text:span></text:span><text:span text:style-name="Police_20_par_20_défaut"><text:span text:style-name="T5">. Quel est le résultat de cette commande ?</text:span></text:span></text:p>
          <text:p text:style-name="P33"><text:span text:style-name="Police_20_par_20_défaut"><text:span text:style-name="T14"/></text:span></text:p>
        </text:list-item>
      </text:list>
      <text:p text:style-name="P16"/>
      <text:list xml:id="list85806244992958" text:continue-numbering="true" text:style-name="WWNum2">
        <text:list-item>
          <text:p text:style-name="P34"><text:span text:style-name="Police_20_par_20_défaut"><text:span text:style-name="T7">Sortir de la session root avec la commande : </text:span></text:span><text:span text:style-name="Police_20_par_20_défaut"><text:span text:style-name="T16">exit</text:span></text:span></text:p>
        </text:list-item>
        <text:list-item>
          <text:p text:style-name="P34"><text:span text:style-name="Police_20_par_20_défaut"><text:span text:style-name="T7">Ouvrir une connexion avec votre compte pnom. </text:span></text:span><text:span text:style-name="Police_20_par_20_défaut"><text:span text:style-name="T9">Vous arrivez dans votre espace de travail personnel (working dir) situé dans le dossier </text:span></text:span><text:span text:style-name="Police_20_par_20_défaut"><text:span text:style-name="T27">home/</text:span></text:span><text:span text:style-name="Police_20_par_20_défaut"><text:span text:style-name="T31">pnom</text:span></text:span></text:p>
        </text:list-item>
        <text:list-item>
          <text:p text:style-name="P33"><text:span text:style-name="Police_20_par_20_défaut"><text:span text:style-name="T5">Exécutez les commandes suivantes et essayez d'en interpréter le résultat :</text:span></text:span></text:p>
        </text:list-item>
      </text:list>
      <text:p text:style-name="P25"><text:soft-page-break/><text:span text:style-name="Police_20_par_20_défaut"><text:span text:style-name="T5">Notez les résultats, ils vous serviront plus tard …</text:span></text:span></text:p>
      <text:p text:style-name="P16"/>
      <text:p text:style-name="P11"><text:span text:style-name="Police_20_par_20_défaut"><text:span text:style-name="T14">ls ..</text:span></text:span><text:span text:style-name="Police_20_par_20_défaut"><text:span text:style-name="T5"> <text:tab/>(Attention : taper aussi le « double-point »)</text:span></text:span></text:p>
      <text:p text:style-name="P11"><text:span text:style-name="Police_20_par_20_défaut"><text:span text:style-name="T14">ls ../..</text:span></text:span></text:p>
      <text:p text:style-name="P11"><text:span text:style-name="Police_20_par_20_défaut"><text:span text:style-name="T14">ls .</text:span></text:span><text:span text:style-name="Police_20_par_20_défaut"><text:span text:style-name="T5"> <text:tab/>(Attention : taper aussi le point)</text:span></text:span></text:p>
      <text:p text:style-name="P11"><text:span text:style-name="Police_20_par_20_défaut"><text:span text:style-name="T14">ls ../home/</text:span></text:span><text:span text:style-name="Police_20_par_20_défaut"><text:span text:style-name="T16">pnom</text:span></text:span></text:p>
      <text:p text:style-name="P12"><text:span text:style-name="Police_20_par_20_défaut"><text:span text:style-name="T14">ls ~</text:span></text:span><text:span text:style-name="Police_20_par_20_défaut"><text:span text:style-name="T5"> <text:tab/>(On obtient le caractère « ~ » par la combinaison de touches « AltGr 2 » puis espace, le « 2 » étant pris en haut du clavier)</text:span></text:span></text:p>
      <text:p text:style-name="P11"><text:span text:style-name="Police_20_par_20_défaut"><text:span text:style-name="T14">ls /</text:span></text:span></text:p>
      <text:p text:style-name="P16"/>
      <text:list xml:id="list85805759891375" text:continue-numbering="true" text:style-name="WWNum2">
        <text:list-item>
          <text:p text:style-name="P33"><text:span text:style-name="Police_20_par_20_défaut"><text:span text:style-name="T5">Synthèse :</text:span></text:span></text:p>
        </text:list-item>
      </text:list>
      <text:p text:style-name="P25"><text:span text:style-name="Police_20_par_20_défaut"><text:span text:style-name="T5">A quoi sert le double-point</text:span></text:span><text:span text:style-name="Police_20_par_20_défaut"><text:span text:style-name="T14"> ..</text:span></text:span><text:span text:style-name="Police_20_par_20_défaut"><text:span text:style-name="T5"> ? <text:tab/>A quoi sert le point seul </text:span></text:span><text:span text:style-name="Police_20_par_20_défaut"><text:span text:style-name="T14">.</text:span></text:span><text:span text:style-name="Police_20_par_20_défaut"><text:span text:style-name="T5"> ?</text:span></text:span></text:p>
      <text:p text:style-name="P16"/>
      <text:list xml:id="list85806246336223" text:continue-numbering="true" text:style-name="WWNum2"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4">pwd</text:span></text:span></text:p>
        </text:list-item>
      </text:list>
      <text:p text:style-name="P25"><text:span text:style-name="Police_20_par_20_défaut"><text:span text:style-name="T5">De quoi en est composé le résultat ? Notez-le pour la suite.</text:span></text:span></text:p>
      <text:p text:style-name="P17"/>
      <text:h text:style-name="P28" text:outline-level="6"><text:bookmark-start text:name="__DdeLink__441_3659388270"/><text:span text:style-name="Police_20_par_20_défaut"><text:span text:style-name="T5">Partie </text:span></text:span><text:span text:style-name="Police_20_par_20_défaut"><text:span text:style-name="T9">2</text:span></text:span><text:bookmark-end text:name="__DdeLink__441_3659388270"/><text:span text:style-name="Police_20_par_20_défaut"><text:span text:style-name="T5"> : utilisation de la commande cd</text:span></text:span></text:h>
      <text:p text:style-name="Standard"/>
      <text:list xml:id="list4105940648" text:style-name="WWNum3">
        <text:list-item text:start-value="1">
          <text:p text:style-name="P36"><text:span text:style-name="Police_20_par_20_défaut"><text:span text:style-name="T9">Exécutez la commande </text:span></text:span><text:span text:style-name="Police_20_par_20_défaut"><text:span text:style-name="T18">mkdir Documents</text:span></text:span><text:span text:style-name="Police_20_par_20_défaut"><text:span text:style-name="T9"> pour créer un nouveau répertoire nommé </text:span></text:span><text:span text:style-name="Police_20_par_20_défaut"><text:span text:style-name="T18">Documents <text:s/></text:span></text:span><text:span text:style-name="Police_20_par_20_défaut"><text:span text:style-name="T29">dans votre espace de travail.</text:span></text:span></text:p>
          <text:p text:style-name="P36"><text:span text:style-name="Police_20_par_20_défaut"><text:span text:style-name="T29"/></text:span></text:p>
        </text:list-item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4">cd Documents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4">pwd</text:span></text:span></text:p>
      <text:p text:style-name="P25"><text:span text:style-name="Police_20_par_20_défaut"><text:span text:style-name="T5">et, tant que l'on y est </text:span></text:span><text:span text:style-name="Police_20_par_20_défaut"><text:span text:style-name="T14">ls</text:span></text:span></text:p>
      <text:p text:style-name="P16"/>
      <text:p text:style-name="P25"><text:span text:style-name="Police_20_par_20_défaut"><text:span text:style-name="T5">Quel est l'effet de la commande <text:s/></text:span></text:span><text:span text:style-name="Police_20_par_20_défaut"><text:span text:style-name="T14">cd Documents</text:span></text:span><text:span text:style-name="Police_20_par_20_défaut"><text:span text:style-name="T5"> ?</text:span></text:span></text:p>
      <text:p text:style-name="P16"/>
      <text:list xml:id="list85805840051268" text:continue-numbering="true" text:style-name="WWNum3">
        <text:list-item>
          <text:p text:style-name="P36"><text:span text:style-name="Police_20_par_20_défaut"><text:span text:style-name="T5">A quoi sert </text:span></text:span><text:span text:style-name="Police_20_par_20_défaut"><text:span text:style-name="T9">la commande pwd </text:span></text:span><text:span text:style-name="Police_20_par_20_défaut"><text:span text:style-name="T5">?</text:span></text:span></text:p>
        </text:list-item>
      </text:list>
      <text:p text:style-name="P16"/>
      <text:list xml:id="list85804154577448" text:continue-numbering="true" text:style-name="WWNum3"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4">cd .. </text:span></text:span><text:span text:style-name="Police_20_par_20_défaut"><text:span text:style-name="T5">(Attention : taper aussi le « double-point »)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4">pwd</text:span></text:span></text:p>
      <text:p text:style-name="P25"><text:span text:style-name="Police_20_par_20_défaut"><text:span text:style-name="T5">et, là aussi </text:span></text:span><text:span text:style-name="Police_20_par_20_défaut"><text:span text:style-name="T14">ls</text:span></text:span></text:p>
      <text:p text:style-name="P16"/>
      <text:p text:style-name="P25"><text:span text:style-name="Police_20_par_20_défaut"><text:span text:style-name="T5">Quel est l'effet de la commande </text:span></text:span><text:span text:style-name="Police_20_par_20_défaut"><text:span text:style-name="T14">cd ..</text:span></text:span><text:span text:style-name="Police_20_par_20_défaut"><text:span text:style-name="T5"> ?</text:span></text:span></text:p>
      <text:p text:style-name="P16"/>
      <text:list xml:id="list85805901958836" text:continue-numbering="true" text:style-name="WWNum3">
        <text:list-item>
          <text:p text:style-name="P35"><text:span text:style-name="Police_20_par_20_défaut"><text:span text:style-name="T10">Avec la commande mkdir, créez un répertoire </text:span></text:span><text:span text:style-name="Police_20_par_20_défaut"><text:span text:style-name="T19">M</text:span></text:span><text:span text:style-name="Police_20_par_20_défaut"><text:span text:style-name="T14">esCours </text:span></text:span><text:span text:style-name="Police_20_par_20_défaut"><text:span text:style-name="T30">dans le répertoire</text:span></text:span><text:span text:style-name="Police_20_par_20_défaut"><text:span text:style-name="T19"> Documents</text:span></text:span></text:p>
        </text:list-item>
        <text:list-item>
          <text:p text:style-name="P37"><text:span text:style-name="Police_20_par_20_défaut"><text:span text:style-name="T40">Exécutez la commande </text:span></text:span><text:span text:style-name="Police_20_par_20_défaut"><text:span text:style-name="T19">cd MesCours</text:span></text:span><text:span text:style-name="Police_20_par_20_défaut"><text:span text:style-name="T10"> </text:span></text:span><text:span text:style-name="Police_20_par_20_défaut"><text:span text:style-name="T5">puis la commande </text:span></text:span><text:span text:style-name="Police_20_par_20_défaut"><text:span text:style-name="T14">pwd</text:span></text:span></text:p>
        </text:list-item>
      </text:list>
      <text:p text:style-name="P16"/>
      <text:p text:style-name="P25"><text:span text:style-name="Police_20_par_20_défaut"><text:span text:style-name="T5">Conclusion ?</text:span></text:span></text:p>
      <text:p text:style-name="P16"/>
      <text:list xml:id="list85805122935074" text:continue-numbering="true" text:style-name="WWNum3"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4">cd ../.. </text:span></text:span><text:span text:style-name="Police_20_par_20_défaut"><text:span text:style-name="T5">(Attention : taper aussi les « double-points »)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4">pwd. </text:span></text:span><text:span text:style-name="Police_20_par_20_défaut"><text:span text:style-name="T5">Conclusion ?</text:span></text:span></text:p>
      <text:p text:style-name="P17"/>
      <text:p text:style-name="P25"><text:span text:style-name="Police_20_par_20_défaut"><text:span text:style-name="T5">Exécutez la commande </text:span></text:span><text:span text:style-name="Police_20_par_20_défaut"><text:span text:style-name="T14">cd <text:s/>Documents/MesCours</text:span></text:span></text:p>
      <text:p text:style-name="P13"><text:span text:style-name="Police_20_par_20_défaut"><text:span text:style-name="T5">puis la commande </text:span></text:span><text:span text:style-name="Police_20_par_20_défaut"><text:span text:style-name="T14">pwd</text:span></text:span></text:p>
      <text:p text:style-name="P13"><text:span text:style-name="Police_20_par_20_défaut"><text:span text:style-name="T5">ensuite </text:span></text:span><text:span text:style-name="Police_20_par_20_défaut"><text:span text:style-name="T14">cd</text:span></text:span></text:p>
      <text:p text:style-name="P13"><text:span text:style-name="Police_20_par_20_défaut"><text:span text:style-name="T5">enfin </text:span></text:span><text:span text:style-name="Police_20_par_20_défaut"><text:span text:style-name="T14">pwd</text:span></text:span></text:p>
      <text:p text:style-name="P16"/>
      <text:p text:style-name="P25"><text:span text:style-name="Police_20_par_20_défaut"><text:span text:style-name="T5">Quel est l'effet de la commande </text:span></text:span><text:span text:style-name="Police_20_par_20_défaut"><text:span text:style-name="T14">cd</text:span></text:span><text:span text:style-name="Police_20_par_20_défaut"><text:span text:style-name="T5"> utilisée seule ?</text:span></text:span></text:p>
      <text:p text:style-name="P16"/>
      <text:list xml:id="list85805114069557" text:continue-numbering="true" text:style-name="WWNum3">
        <text:list-item>
          <text:p text:style-name="P35"><text:soft-page-break/><text:span text:style-name="Police_20_par_20_défaut"><text:span text:style-name="T5">L'effet de la commande </text:span></text:span><text:span text:style-name="Police_20_par_20_défaut"><text:span text:style-name="T14">cd</text:span></text:span><text:span text:style-name="Police_20_par_20_défaut"><text:span text:style-name="T5"> utilisée seule dépend-il de l'endroit où l'on se trouvait avant ?</text:span></text:span></text:p>
        </text:list-item>
      </text:list>
      <text:p text:style-name="P6"><text:span text:style-name="Police_20_par_20_défaut"><text:span text:style-name="T5"/></text:span></text:p>
      <text:h text:style-name="P28" text:outline-level="6"><text:span text:style-name="Police_20_par_20_défaut"><text:span text:style-name="T5">Partie </text:span></text:span><text:span text:style-name="Police_20_par_20_défaut"><text:span text:style-name="T10">3</text:span></text:span><text:span text:style-name="Police_20_par_20_défaut"><text:span text:style-name="T5"> : Gérer les répertoires</text:span></text:span></text:h>
      <text:h text:style-name="P29" text:outline-level="6"/>
      <text:list xml:id="list3499363520" text:style-name="WWNum4">
        <text:list-item>
          <text:p text:style-name="P38"><text:span text:style-name="Police_20_par_20_défaut"><text:span text:style-name="T5">Positionnez-vous sur le répertoire </text:span></text:span><text:span text:style-name="Police_20_par_20_défaut"><text:span text:style-name="T37">pnom/</text:span></text:span><text:span text:style-name="Police_20_par_20_défaut"><text:span text:style-name="T38">Documents</text:span></text:span></text:p>
        </text:list-item>
      </text:list>
      <text:p text:style-name="P8"><text:span text:style-name="Police_20_par_20_défaut"><text:span text:style-name="T5">Avec la commande adéquate, assurez-vous que vous êtes bien positionné sur ce répertoire.</text:span></text:span></text:p>
      <text:p text:style-name="P25"><text:span text:style-name="Police_20_par_20_défaut"><text:span text:style-name="T5">Affichez-en le contenu.</text:span></text:span></text:p>
      <text:p text:style-name="P16"/>
      <text:p text:style-name="P25"><text:span text:style-name="Police_20_par_20_défaut"><text:span text:style-name="T5">Exécutez la commande suivante : <text:s/></text:span></text:span><text:span text:style-name="Police_20_par_20_défaut"><text:span text:style-name="T14">mkdir</text:span></text:span><text:span text:style-name="Police_20_par_20_défaut"><text:span text:style-name="T5"> </text:span></text:span><text:span text:style-name="Police_20_par_20_défaut"><text:span text:style-name="T10">e</text:span></text:span><text:span text:style-name="Police_20_par_20_défaut"><text:span text:style-name="T19">xemples</text:span></text:span></text:p>
      <text:p text:style-name="P25"><text:span text:style-name="Police_20_par_20_défaut"><text:span text:style-name="T5">Exécutez la commande suivante : <text:s/></text:span></text:span><text:span text:style-name="Police_20_par_20_défaut"><text:span text:style-name="T14">mkdir exemple1</text:span></text:span></text:p>
      <text:p text:style-name="P25"><text:span text:style-name="Police_20_par_20_défaut"><text:span text:style-name="T5">Affichez à nouveau le contenu du répertoire </text:span></text:span><text:span text:style-name="Police_20_par_20_défaut"><text:span text:style-name="T9">Documents</text:span></text:span></text:p>
      <text:p text:style-name="P16"/>
      <text:p text:style-name="P25"><text:span text:style-name="Police_20_par_20_défaut"><text:span text:style-name="T5">A quoi sert la commande </text:span></text:span><text:span text:style-name="Police_20_par_20_défaut"><text:span text:style-name="T14">mkdir</text:span></text:span><text:span text:style-name="Police_20_par_20_défaut"><text:span text:style-name="T5"> ?</text:span></text:span></text:p>
      <text:p text:style-name="P16"/>
      <text:list xml:id="list85806136633285" text:continue-numbering="true" text:style-name="WWNum4">
        <text:list-item>
          <text:p text:style-name="P38"><text:span text:style-name="Police_20_par_20_défaut"><text:span text:style-name="T5">Toujours positionné sur le répertoire </text:span></text:span><text:span text:style-name="Police_20_par_20_défaut"><text:span text:style-name="T9">Documents,</text:span></text:span><text:span text:style-name="Police_20_par_20_défaut"><text:span text:style-name="T18"> </text:span></text:span><text:span text:style-name="Police_20_par_20_défaut"><text:span text:style-name="T5"><text:s/>Exécutez la commande suivante :</text:span></text:span></text:p>
        </text:list-item>
      </text:list>
      <text:p text:style-name="P10"><text:span text:style-name="Police_20_par_20_défaut"><text:span text:style-name="T5"><text:s/></text:span></text:span><text:span text:style-name="Police_20_par_20_défaut"><text:span text:style-name="T14">rmdir exemple1 </text:span></text:span></text:p>
      <text:p text:style-name="P25"><text:span text:style-name="Police_20_par_20_défaut"><text:span text:style-name="T5">Affichez à nouveau le contenu du répertoire </text:span></text:span><text:span text:style-name="Police_20_par_20_défaut"><text:span text:style-name="T37">Documents</text:span></text:span></text:p>
      <text:p text:style-name="P16"/>
      <text:p text:style-name="P25"><text:span text:style-name="Police_20_par_20_défaut"><text:span text:style-name="T5">A quoi sert la commande </text:span></text:span><text:span text:style-name="Police_20_par_20_défaut"><text:span text:style-name="T14">rmdir</text:span></text:span><text:span text:style-name="Police_20_par_20_défaut"><text:span text:style-name="T5"> ?</text:span></text:span></text:p>
      <text:p text:style-name="P20"><text:span text:style-name="Police_20_par_20_défaut"><text:span text:style-name="T5"><text:s/></text:span></text:span></text:p>
      <text:list xml:id="list85804231790238" text:continue-numbering="true" text:style-name="WWNum4">
        <text:list-item>
          <text:p text:style-name="P39"><text:span text:style-name="Police_20_par_20_défaut"><text:span text:style-name="T11">Exécutez la commande </text:span></text:span><text:span text:style-name="Police_20_par_20_défaut"><text:span text:style-name="T20">tree</text:span></text:span><text:span text:style-name="Police_20_par_20_défaut"><text:span text:style-name="T11"> en étant positionné dans /</text:span></text:span><text:span text:style-name="Police_20_par_20_défaut"><text:span text:style-name="T28">home/</text:span></text:span><text:span text:style-name="Police_20_par_20_défaut"><text:span text:style-name="T32">pnom</text:span></text:span></text:p>
          <text:p text:style-name="P39"><text:span text:style-name="Police_20_par_20_défaut"><text:span text:style-name="T32"/></text:span></text:p>
        </text:list-item>
        <text:list-item>
          <text:p text:style-name="P38"><text:span text:style-name="Police_20_par_20_défaut"><text:span text:style-name="T5">Par la commande, ou la suite de commandes adéquate, positionnez-vous sur le répertoire Documents puis exécutez</text:span></text:span></text:p>
        </text:list-item>
      </text:list>
      <text:p text:style-name="P11"><text:span text:style-name="Police_20_par_20_défaut"><text:span text:style-name="T14">ls <text:s/>/home/</text:span></text:span><text:span text:style-name="Police_20_par_20_défaut"><text:span text:style-name="T37">pnom</text:span></text:span><text:span text:style-name="Police_20_par_20_défaut"><text:span text:style-name="T14"><text:tab/><text:tab/></text:span></text:span></text:p>
      <text:p text:style-name="P11"><text:span text:style-name="Police_20_par_20_défaut"><text:span text:style-name="T14">ls ../../</text:span></text:span><text:span text:style-name="Police_20_par_20_défaut"><text:span text:style-name="T18">pnom</text:span></text:span></text:p>
      <text:p text:style-name="P11"><text:span text:style-name="Police_20_par_20_défaut"><text:span text:style-name="T14">ls ~</text:span></text:span></text:p>
      <text:p text:style-name="P25"><text:span text:style-name="Police_20_par_20_défaut"><text:span text:style-name="T5">Le résultat est-il le même ?</text:span></text:span></text:p>
      <text:p text:style-name="P25"><text:span text:style-name="Police_20_par_20_défaut"><text:span text:style-name="T5">A quoi sert le signe « </text:span></text:span><text:span text:style-name="Police_20_par_20_défaut"><text:span text:style-name="T14">~ </text:span></text:span><text:span text:style-name="Police_20_par_20_défaut"><text:span text:style-name="T5">» ?</text:span></text:span></text:p>
      <text:p text:style-name="P16"/>
      <text:p text:style-name="P23"><text:span text:style-name="Police_20_par_20_défaut"><text:span text:style-name="T14"/></text:span></text:p>
      <text:p text:style-name="P24"><text:span text:style-name="Police_20_par_20_défaut"><text:span text:style-name="T14">Partie </text:span></text:span><text:span text:style-name="Police_20_par_20_défaut"><text:span text:style-name="T19">4</text:span></text:span><text:span text:style-name="Police_20_par_20_défaut"><text:span text:style-name="T14"> : Création de répertoire </text:span></text:span><text:span text:style-name="Police_20_par_20_défaut"><text:span text:style-name="T17">(commande mkdir)</text:span></text:span></text:p>
      <text:p text:style-name="P18"/>
      <text:p text:style-name="P23"><text:span text:style-name="Police_20_par_20_défaut"><text:span text:style-name="T14">Créez ce qui n'existe pas déjà dans l'arborescence suivante: « </text:span></text:span><text:span text:style-name="Police_20_par_20_défaut"><text:span text:style-name="T17">pnom » est votre login</text:span></text:span></text:p>
      <text:p text:style-name="P21"><draw:line text:anchor-type="paragraph" draw:z-index="0" draw:name="Forme1" draw:style-name="gr1" draw:text-style-name="P45" svg:x1="8.606cm" svg:y1="0.455cm" svg:x2="3.801cm" svg:y2="1.408cm"><text:p/></draw:line><draw:line text:anchor-type="paragraph" draw:z-index="1" draw:name="Forme2" draw:style-name="gr1" draw:text-style-name="P45" svg:x1="8.606cm" svg:y1="0.455cm" svg:x2="13.474cm" svg:y2="1.471cm"><text:p/></draw:line><draw:line text:anchor-type="paragraph" draw:z-index="2" draw:name="Forme3" draw:style-name="gr1" draw:text-style-name="P45" svg:x1="8.606cm" svg:y1="0.455cm" svg:x2="8.839cm" svg:y2="1.471cm"><text:p/></draw:line><text:span text:style-name="Police_20_par_20_défaut"><text:span text:style-name="T33">/</text:span></text:span></text:p>
      <text:p text:style-name="P21"><text:span text:style-name="Police_20_par_20_défaut"><text:span text:style-name="T33"/></text:span></text:p>
      <text:p text:style-name="P21"><text:span text:style-name="Police_20_par_20_défaut"><text:span text:style-name="T33"/></text:span></text:p>
      <text:p text:style-name="P21"><text:span text:style-name="Police_20_par_20_défaut"><text:span text:style-name="T34">bin<text:tab/><text:tab/><text:tab/><text:tab/>home</text:span></text:span><text:span text:style-name="Police_20_par_20_défaut"><text:span text:style-name="T33"> <text:s/><text:tab/><text:tab/><text:tab/></text:span></text:span><text:span text:style-name="Police_20_par_20_défaut"><text:span text:style-name="T34">etc</text:span></text:span></text:p>
      <text:p text:style-name="P21"><draw:line text:anchor-type="paragraph" draw:z-index="3" draw:name="Forme4" draw:style-name="gr1" draw:text-style-name="P45" svg:x1="8.924cm" svg:y1="0.095cm" svg:x2="8.924cm" svg:y2="1.534cm"><text:p/></draw:line><text:span text:style-name="Police_20_par_20_défaut"><text:span text:style-name="T33"/></text:span></text:p>
      <text:p text:style-name="P21"><text:span text:style-name="Police_20_par_20_défaut"><text:span text:style-name="T33"/></text:span></text:p>
      <text:p text:style-name="P21"><text:span text:style-name="Police_20_par_20_défaut"><text:span text:style-name="T33"/></text:span></text:p>
      <text:p text:style-name="P21"><text:span text:style-name="Police_20_par_20_défaut"><text:span text:style-name="T34"><text:s text:c="5"/>pnom</text:span></text:span></text:p>
      <text:p text:style-name="P21"><draw:line text:anchor-type="paragraph" draw:z-index="4" draw:name="Forme5" draw:style-name="gr1" draw:text-style-name="P45" svg:x1="8.945cm" svg:y1="0.116cm" svg:x2="8.924cm" svg:y2="1.471cm"><text:p/></draw:line><text:span text:style-name="Police_20_par_20_défaut"><text:span text:style-name="T34"/></text:span></text:p>
      <text:p text:style-name="P21"><text:span text:style-name="Police_20_par_20_défaut"><text:span text:style-name="T34"/></text:span></text:p>
      <text:p text:style-name="P21"><text:span text:style-name="Police_20_par_20_défaut"><text:span text:style-name="T34"/></text:span></text:p>
      <text:p text:style-name="P21"><text:span text:style-name="Police_20_par_20_défaut"><text:span text:style-name="T34">Documents</text:span></text:span></text:p>
      <text:p text:style-name="P21"><draw:line text:anchor-type="paragraph" draw:z-index="5" draw:name="Forme6" draw:style-name="gr1" draw:text-style-name="P45" svg:x1="8.86cm" svg:y1="0.095cm" svg:x2="5.219cm" svg:y2="1.361cm"><text:p/></draw:line><draw:line text:anchor-type="paragraph" draw:z-index="6" draw:name="Forme7" draw:style-name="gr1" draw:text-style-name="P45" svg:x1="8.86cm" svg:y1="0.095cm" svg:x2="12.416cm" svg:y2="1.425cm"><text:p/></draw:line><draw:line text:anchor-type="paragraph" draw:z-index="10" draw:name="Forme7_0" draw:style-name="gr1" draw:text-style-name="P45" svg:x1="8.86cm" svg:y1="0.095cm" svg:x2="8.754cm" svg:y2="1.361cm"><text:p/></draw:line><text:span text:style-name="Police_20_par_20_défaut"><text:span text:style-name="T34"/></text:span></text:p>
      <text:p text:style-name="P21"><text:span text:style-name="Police_20_par_20_défaut"><text:span text:style-name="T34"/></text:span></text:p>
      <text:p text:style-name="P21"><text:span text:style-name="Police_20_par_20_défaut"><text:span text:style-name="T34"/></text:span></text:p>
      <text:p text:style-name="P21"><text:span text:style-name="Police_20_par_20_défaut"><text:span text:style-name="T34">MesCours <text:tab/><text:tab/></text:span></text:span><text:span text:style-name="Police_20_par_20_défaut"><text:span text:style-name="T35">exemples</text:span></text:span><text:span text:style-name="Police_20_par_20_défaut"><text:span text:style-name="T34"><text:tab/><text:tab/><text:tab/>AP</text:span></text:span></text:p>
      <text:p text:style-name="P21"><draw:line text:anchor-type="paragraph" draw:z-index="7" draw:name="Forme8" draw:style-name="gr1" draw:text-style-name="P45" svg:x1="4.67cm" svg:y1="0.071cm" svg:x2="3.209cm" svg:y2="1.323cm"><text:p/></draw:line><draw:line text:anchor-type="paragraph" draw:z-index="8" draw:name="Forme9" draw:style-name="gr1" draw:text-style-name="P45" svg:x1="4.669cm" svg:y1="0.071cm" svg:x2="5.156cm" svg:y2="1.256cm"><text:p/></draw:line><draw:line text:anchor-type="paragraph" draw:z-index="9" draw:name="Forme10" draw:style-name="gr1" draw:text-style-name="P45" svg:x1="4.669cm" svg:y1="0.071cm" svg:x2="7.654cm" svg:y2="1.256cm"><text:p/></draw:line><draw:line text:anchor-type="paragraph" draw:z-index="11" draw:name="Forme10_0" draw:style-name="gr1" draw:text-style-name="P45" svg:x1="4.669cm" svg:y1="0.071cm" svg:x2="10.299cm" svg:y2="1.383cm"><text:p/></draw:line><text:span text:style-name="Police_20_par_20_défaut"><text:span text:style-name="T34"/></text:span></text:p>
      <text:p text:style-name="P21"><text:span text:style-name="Police_20_par_20_défaut"><text:span text:style-name="T34"/></text:span></text:p>
      <text:p text:style-name="P22"><text:span text:style-name="Police_20_par_20_défaut"><text:span text:style-name="T34"/></text:span></text:p>
      <text:p text:style-name="P26"><text:span text:style-name="Police_20_par_20_défaut"><text:span text:style-name="T34"><text:tab/><text:tab/>TC1<text:tab/><text:tab/>TC2<text:tab/><text:tab/>TC3 <text:s/><text:tab/><text:tab/></text:span></text:span><text:span text:style-name="Police_20_par_20_défaut"><text:span text:style-name="T35">exemples</text:span></text:span></text:p>
      <text:p text:style-name="P21"><text:span text:style-name="Police_20_par_20_défaut"><text:span text:style-name="T34"/></text:span></text:p>
      <text:p text:style-name="P21"><text:span text:style-name="Police_20_par_20_défaut"><text:span text:style-name="T34">Arborescence du compte « pnom »</text:span></text:span></text:p>
      <text:p text:style-name="P21"><text:span text:style-name="Police_20_par_20_défaut"><text:span text:style-name="T34"/></text:span></text:p>
      <text:h text:style-name="P30" text:outline-level="6"><text:span text:style-name="Police_20_par_20_défaut"><text:span text:style-name="T5"/></text:span></text:h>
      <text:list xml:id="list85805241861305" text:continue-numbering="true" text:style-name="WWNum4">
        <text:list-item>
          <text:p text:style-name="P38"><text:span text:style-name="Police_20_par_20_défaut"><text:span text:style-name="T5">Si on est positionné sur la racine / du système de fichiers, comment peut-on désigner sans ambiguïté le répertoire </text:span></text:span><text:span text:style-name="Police_20_par_20_défaut"><text:span text:style-name="T14">TC1</text:span></text:span><text:span text:style-name="Police_20_par_20_défaut"><text:span text:style-name="T5"> de l’arborescence </text:span></text:span><text:span text:style-name="Police_20_par_20_défaut"><text:span text:style-name="T39">pnom</text:span></text:span><text:span text:style-name="Police_20_par_20_défaut"><text:span text:style-name="T5"> </text:span></text:span><text:span text:style-name="Police_20_par_20_défaut"><text:span text:style-name="T22">?</text:span></text:span></text:p>
        </text:list-item>
      </text:list>
      <text:h text:style-name="P28" text:outline-level="6"><text:span text:style-name="Police_20_par_20_défaut"><text:span text:style-name="T5"/></text:span></text:h>
      <text:h text:style-name="P28" text:outline-level="6"><text:span text:style-name="Police_20_par_20_défaut"><text:span text:style-name="T5">Partie 5 : Les fichiers</text:span></text:span></text:h>
      <text:h text:style-name="P29" text:outline-level="6"/>
      <text:p text:style-name="Sans_20_interligne"><text:span text:style-name="Police_20_par_20_défaut"><text:span text:style-name="T5">Liste de commandes utilisables pour cette partie : <text:s/></text:span></text:span><text:span text:style-name="Police_20_par_20_défaut"><text:span text:style-name="T14">ls more cat cp mv rm</text:span></text:span></text:p>
      <text:p text:style-name="Sans_20_interligne"><text:span text:style-name="Police_20_par_20_défaut"><text:span text:style-name="T5">Positionnez-vous dans le répertoire </text:span></text:span><text:span text:style-name="Police_20_par_20_défaut"><text:span text:style-name="T23">MesCours</text:span></text:span></text:p>
      <text:p text:style-name="Sans_20_interligne"><text:span text:style-name="Police_20_par_20_défaut"><text:span text:style-name="T5">Vous resterez positionné sur ce répertoire pour toute la durée de cet exercice.</text:span></text:span></text:p>
      <text:p text:style-name="P16"/>
      <text:list xml:id="list2434801753" text:style-name="WWNum5">
        <text:list-item text:start-value="1">
          <text:p text:style-name="P40"><text:span text:style-name="Police_20_par_20_défaut"><text:span text:style-name="T5">Créez-y un petit fichier de texte </text:span></text:span><text:span text:style-name="Police_20_par_20_défaut"><text:span text:style-name="T14">fich0.txt</text:span></text:span></text:p>
        </text:list-item>
      </text:list>
      <text:p text:style-name="P25"><text:span text:style-name="Police_20_par_20_défaut"><text:span text:style-name="T5">Pour cela vous pouvez utiliser l'éditeur vi en tapant </text:span></text:span><text:span text:style-name="Police_20_par_20_défaut"><text:span text:style-name="T23">vi fich0.txt</text:span></text:span></text:p>
      <text:p text:style-name="P25"><text:span text:style-name="Police_20_par_20_défaut"><text:span text:style-name="T23"/></text:span></text:p>
      <text:list xml:id="list1483980696" text:style-name="L2">
        <text:list-item>
          <text:p text:style-name="P41"><text:span text:style-name="Police_20_par_20_défaut"><text:span text:style-name="T12">taper sur la touche « inser » pour passer en mode insertion</text:span></text:span></text:p>
        </text:list-item>
        <text:list-item>
          <text:p text:style-name="P42"><text:span text:style-name="Police_20_par_20_défaut"><text:span text:style-name="T5">saisissez ensuite le texte</text:span></text:span></text:p>
        </text:list-item>
        <text:list-item>
          <text:p text:style-name="P42"><text:span text:style-name="Police_20_par_20_défaut"><text:span text:style-name="T5">lorsque vous avez saisi du texte, appuyez sur la touche </text:span></text:span><text:span text:style-name="Police_20_par_20_défaut"><text:span text:style-name="T23">ESC</text:span></text:span></text:p>
        </text:list-item>
        <text:list-item>
          <text:p text:style-name="P42"><text:span text:style-name="Police_20_par_20_défaut"><text:span text:style-name="T5">puis tapez les 3 signes suivants dans l'ordre : « </text:span></text:span><text:span text:style-name="Police_20_par_20_défaut"><text:span text:style-name="T14">: w q » </text:span></text:span><text:span text:style-name="Police_20_par_20_défaut"><text:span text:style-name="T15">(il faut taper </text:span></text:span><text:span text:style-name="Police_20_par_20_défaut"><text:span text:style-name="T19">l</text:span></text:span><text:span text:style-name="Police_20_par_20_défaut"><text:span text:style-name="T15">e « : »)</text:span></text:span></text:p>
        </text:list-item>
      </text:list>
      <text:p text:style-name="P16"/>
      <text:p text:style-name="P15"/>
      <text:list xml:id="list85804614259315" text:continue-list="list2434801753" text:style-name="WWNum5">
        <text:list-item>
          <text:p text:style-name="P32"><text:span text:style-name="Police_20_par_20_défaut"><text:span text:style-name="T5">Parmi les commandes citées, recherchez celles qui peuvent servir à afficher <text:tab/>le contenu de </text:span></text:span><text:span text:style-name="Police_20_par_20_défaut"><text:span text:style-name="T14">fich0.txt</text:span></text:span><text:span text:style-name="Police_20_par_20_défaut"><text:span text:style-name="T5">.</text:span></text:span></text:p>
        </text:list-item>
        <text:list-item>
          <text:p text:style-name="P32"><text:span text:style-name="Police_20_par_20_défaut"><text:span text:style-name="T5">Avec l'une des commandes proposées, affichez les caractéristiques</text:span></text:span></text:p>
        </text:list-item>
      </text:list>
      <text:p text:style-name="P25"><text:span text:style-name="Police_20_par_20_défaut"><text:span text:style-name="T5">(taille, date et heure de dernière modification, ...) du fichier </text:span></text:span><text:span text:style-name="Police_20_par_20_défaut"><text:span text:style-name="T14">fich0.txt</text:span></text:span></text:p>
      <text:p text:style-name="P16"/>
      <text:list xml:id="list85805810226862" text:continue-numbering="true" text:style-name="WWNum5">
        <text:list-item>
          <text:p text:style-name="P40"><text:soft-page-break/><text:span text:style-name="Police_20_par_20_défaut"><text:span text:style-name="T5">Recherchez la commande adéquate pour recopier </text:span></text:span><text:span text:style-name="Police_20_par_20_défaut"><text:span text:style-name="T14">fich0.txt</text:span></text:span><text:span text:style-name="Police_20_par_20_défaut"><text:span text:style-name="T5"> dans un fichier <text:tab/></text:span></text:span><text:span text:style-name="Police_20_par_20_défaut"><text:span text:style-name="T14">fich1.txt</text:span></text:span></text:p>
        </text:list-item>
      </text:list>
      <text:p text:style-name="P8"><text:span text:style-name="Police_20_par_20_défaut"><text:span text:style-name="T5">Dans l'écriture de la commande, l'ordre entre les 2 fichiers a-t-il une importance ?</text:span></text:span></text:p>
      <text:p text:style-name="P16"/>
      <text:list xml:id="list85805804734085" text:continue-numbering="true" text:style-name="WWNum5">
        <text:list-item>
          <text:p text:style-name="P40"><text:span text:style-name="Police_20_par_20_défaut"><text:span text:style-name="T5">Recherchez la commande adéquate pour renommer </text:span></text:span><text:span text:style-name="Police_20_par_20_défaut"><text:span text:style-name="T14">fich0.txt</text:span></text:span><text:span text:style-name="Police_20_par_20_défaut"><text:span text:style-name="T5"> en </text:span></text:span><text:span text:style-name="Police_20_par_20_défaut"><text:span text:style-name="T14">fich00.txt</text:span></text:span></text:p>
        </text:list-item>
      </text:list>
      <text:p text:style-name="P8"><text:span text:style-name="Police_20_par_20_défaut"><text:span text:style-name="T5">Dans l'écriture de la commande, l'ordre entre les 2 fichiers a-t-il une importance ?</text:span></text:span></text:p>
      <text:p text:style-name="P16"/>
      <text:list xml:id="list85804485696458" text:continue-numbering="true" text:style-name="WWNum5">
        <text:list-item>
          <text:p text:style-name="P40"><text:span text:style-name="Police_20_par_20_défaut"><text:span text:style-name="T5">Quel est l'effet des commandes suivantes ?</text:span></text:span></text:p>
        </text:list-item>
      </text:list>
      <text:p text:style-name="P10"><text:span text:style-name="Police_20_par_20_défaut"><text:span text:style-name="T5">(astuce : pour le déterminer, comparez le contenu de </text:span></text:span><text:span text:style-name="Police_20_par_20_défaut"><text:span text:style-name="T25">MesCours</text:span></text:span><text:span text:style-name="Police_20_par_20_défaut"><text:span text:style-name="T5"> et celui de </text:span></text:span><text:span text:style-name="Police_20_par_20_défaut"><text:span text:style-name="T25">MesCours/exemple</text:span></text:span><text:span text:style-name="Police_20_par_20_défaut"><text:span text:style-name="T26">s</text:span></text:span><text:span text:style-name="Police_20_par_20_défaut"><text:span text:style-name="T5"> avant et après chaque commande)</text:span></text:span></text:p>
      <text:p text:style-name="P16"/>
      <text:p text:style-name="P14"><text:span text:style-name="Police_20_par_20_défaut"><text:span text:style-name="T23">cp fich1.txt exemple</text:span></text:span><text:span text:style-name="Police_20_par_20_défaut"><text:span text:style-name="T24">s</text:span></text:span></text:p>
      <text:p text:style-name="P14"><text:span text:style-name="Police_20_par_20_défaut"><text:span text:style-name="T23">cp fich1.txt exemple</text:span></text:span><text:span text:style-name="Police_20_par_20_défaut"><text:span text:style-name="T24">s</text:span></text:span><text:span text:style-name="Police_20_par_20_défaut"><text:span text:style-name="T23">/fich2.txt</text:span></text:span></text:p>
      <text:p text:style-name="P14"><text:span text:style-name="Police_20_par_20_défaut"><text:span text:style-name="T23">mv fich00.txt exemple</text:span></text:span><text:span text:style-name="Police_20_par_20_défaut"><text:span text:style-name="T24">s</text:span></text:span></text:p>
      <text:p text:style-name="P14"><text:span text:style-name="Police_20_par_20_défaut"><text:span text:style-name="T23">mv fich00.txt exemple</text:span></text:span><text:span text:style-name="Police_20_par_20_défaut"><text:span text:style-name="T24">s</text:span></text:span><text:span text:style-name="Police_20_par_20_défaut"><text:span text:style-name="T23">/fich000.txt</text:span></text:span></text:p>
      <text:p text:style-name="P14"><text:span text:style-name="Police_20_par_20_défaut"><text:span text:style-name="T23">rm fich1.txt</text:span></text:span></text:p>
      <text:p text:style-name="P14"><text:span text:style-name="Police_20_par_20_défaut"><text:span text:style-name="T23">rm exemple</text:span></text:span><text:span text:style-name="Police_20_par_20_défaut"><text:span text:style-name="T24">s</text:span></text:span><text:span text:style-name="Police_20_par_20_défaut"><text:span text:style-name="T23">/fich000.txt</text:span></text:span></text:p>
      <text:h text:style-name="P29" text:outline-level="6"/>
      <text:p text:style-name="Sans_20_interlig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00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color="#000000" loext:opacity="100%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color="#000000" loext:opacity="100%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499cm" fo:margin-right="0cm" fo:text-align="justify" style:justify-single-word="false" fo:hyphenation-ladder-count="no-limit" fo:text-indent="-0.499cm" style:auto-text-indent="false" fo:keep-with-next="always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Corps_20_de_20_texte_20_2" style:display-name="Corps de texte 2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loext:hyphenation-no-caps="false"/>
    </style:style>
    <style:style style:name="Corps_20_de_20_texte_20_3" style:display-name="Corps de texte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hyphenate="false" loext:hyphenation-no-caps="false"/>
    </style:style>
    <style:style style:name="Sans_20_interligne" style:display-name="Sans interligne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d_20_de_20_page_20_Car" style:display-name="Pied de page Car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53cm 0.053cm 0.053cm" fo:padding-left="0cm" fo:padding-right="0cm" fo:padding-top="0cm" fo:padding-bottom="0.035cm" fo:border-left="none" fo:border-right="none" fo:border-top="none" fo:border-bottom="4.51pt double #622423" style:shadow="none"/>
    </style:style>
    <style:style style:name="M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MT1" style:family="text">
      <style:text-properties style:font-name="Cambria" fo:font-size="11pt" fo:font-weight="bold" style:font-size-asian="11pt" style:font-weight-asian="bold" style:font-size-complex="11pt"/>
    </style:style>
    <style:style style:name="MT2" style:family="text">
      <style:text-properties style:font-name="Arial" fo:font-size="8pt" fo:font-style="italic" style:font-size-asian="8pt" style:font-style-asian="italic"/>
    </style:style>
    <style:style style:name="MT3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Police_20_par_20_défaut"><text:span text:style-name="MT1">TC1 <text:s/><text:tab/><text:tab/>1Sio</text:span></text:span></text:p>
      </style:header>
      <style:footer>
        <text:p text:style-name="MP2"><text:span text:style-name="Police_20_par_20_défaut"><text:span text:style-name="MT2">TP2_commandesDeBaseLinux<text:tab/><text:tab/></text:span></text:span><text:span text:style-name="Police_20_par_20_défaut"><text:span text:style-name="MT3"> Page </text:span></text:span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Si1</dc:title>
    <meta:initial-creator>msabir</meta:initial-creator>
    <meta:creation-date>2020-09-13T09:25:00Z</meta:creation-date>
    <dc:date>2023-09-15T08:58:04.028099639</dc:date>
    <meta:print-date>2011-09-15T23:02:00Z</meta:print-date>
    <meta:editing-cycles>12</meta:editing-cycles>
    <meta:editing-duration>PT3H11M25S</meta:editing-duration>
    <meta:document-statistic meta:table-count="0" meta:image-count="0" meta:object-count="0" meta:page-count="5" meta:paragraph-count="115" meta:word-count="1004" meta:character-count="5705" meta:non-whitespace-character-count="480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oetesse@jolsio.net0/TP2%20Commandes%20De%20Base%20sous%20Linux.odt/Normal"/>
  </office:meta>
</office:document-meta>
</file>